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ther file</text:p>
      <text:p text:style-name="Standard">Changing the file after the conflict</text:p>
      <text:p text:style-name="Standard">3</text:p>
      <text:p text:style-name="Standard">4</text:p>
      <text:p text:style-name="Standard">5</text:p>
      <text:p text:style-name="Standard">6</text:p>
      <text:p text:style-name="Standard">Changed line 7 by the user<text:s/></text:p>
      <text:p text:style-name="Standard">8</text:p>
      <text:p text:style-name="Standard">9</text:p>
      <text:p text:style-name="Standard">1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gor Raigorodskyi</dc:creator>
    <meta:creation-date>2021-11-09T10:54:00Z</meta:creation-date>
    <dc:date>2021-11-10T00:41:00Z</dc:date>
    <meta:template xlink:href="Normal" xlink:type="simple"/>
    <meta:editing-cycles>2</meta:editing-cycles>
    <meta:editing-duration>PT60S</meta:editing-duration>
    <meta:document-statistic meta:page-count="1" meta:paragraph-count="1" meta:word-count="13" meta:character-count="90" meta:row-count="1" meta:non-whitespace-character-count="78"/>
  </office:meta>
</office:document-meta>
</file>